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Noto Sans1" officeooo:rsid="0017ff35" officeooo:paragraph-rsid="0017ff35"/>
    </style:style>
    <style:style style:name="P14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15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16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17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18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19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20" style:family="paragraph" style:parent-style-name="Standard" style:list-style-name="L3">
      <style:text-properties style:font-name="Noto Sans1" fo:font-style="normal" officeooo:rsid="0029679c" officeooo:paragraph-rsid="0029679c" style:font-style-asian="normal" style:font-style-complex="normal"/>
    </style:style>
    <style:style style:name="P21" style:family="paragraph" style:parent-style-name="Standard" style:list-style-name="L8">
      <style:text-properties style:font-name="Noto Sans1" fo:font-style="normal" officeooo:rsid="00340d8a" officeooo:paragraph-rsid="00340d8a" style:font-style-asian="normal" style:font-style-complex="normal"/>
    </style:style>
    <style:style style:name="P22" style:family="paragraph" style:parent-style-name="Standard" style:list-style-name="L8">
      <style:text-properties style:font-name="Noto Sans1" fo:font-style="normal" officeooo:rsid="0038282f" officeooo:paragraph-rsid="0038282f" style:font-style-asian="normal" style:font-style-complex="normal"/>
    </style:style>
    <style:style style:name="P23" style:family="paragraph" style:parent-style-name="Standard" style:list-style-name="L8">
      <style:text-properties style:font-name="Noto Sans1" fo:font-style="normal" officeooo:rsid="0034f4e5" officeooo:paragraph-rsid="0034f4e5" style:font-style-asian="normal" style:font-style-complex="normal"/>
    </style:style>
    <style:style style:name="P24" style:family="paragraph" style:parent-style-name="Standard" style:list-style-name="L8">
      <style:text-properties style:font-name="Noto Sans1" fo:font-style="normal" officeooo:rsid="001cee14" officeooo:paragraph-rsid="001d16bd" style:font-style-asian="normal" style:font-style-complex="normal"/>
    </style:style>
    <style:style style:name="P25" style:family="paragraph" style:parent-style-name="Standard" style:list-style-name="L2">
      <style:text-properties style:font-name="Noto Sans1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Noto Sans1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Noto Sans1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1" fo:font-size="12pt" fo:font-style="normal" fo:font-weight="normal" officeooo:rsid="001bf2a2" officeooo:paragraph-rsid="0044e1e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text-properties style:font-name="Noto Sans1" fo:font-size="12pt" fo:font-style="normal" fo:font-weight="normal" officeooo:rsid="00221b32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text-properties style:font-name="Noto Sans1" fo:font-size="12pt" fo:font-style="normal" fo:font-weight="normal" officeooo:rsid="0029679c" officeooo:paragraph-rsid="0029679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1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1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text-properties style:font-name="Noto Sans1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1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1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1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1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7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text-properties style:font-name="Noto Sans1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7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2">
      <style:text-properties style:font-name="Noto Sans1" fo:font-size="12pt" fo:font-style="normal" fo:font-weight="normal" officeooo:rsid="0044e1e1" officeooo:paragraph-rsid="0044e1e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5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5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5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6">
      <style:text-properties style:font-name="Noto Sans1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6">
      <style:text-properties style:font-name="Noto Sans1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6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 style:list-style-name="L4">
      <style:text-properties style:font-name="Noto Sans1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28f873" fo:background-color="#ffff00" loext:char-shading-value="0"/>
    </style:style>
    <style:style style:name="T15" style:family="text">
      <style:text-properties officeooo:rsid="0028f873" fo:background-color="#ffff00" loext:char-shading-value="0"/>
    </style:style>
    <style:style style:name="T16" style:family="text">
      <style:text-properties officeooo:rsid="00340d8a"/>
    </style:style>
    <style:style style:name="T17" style:family="text">
      <style:text-properties officeooo:rsid="0034f4e5"/>
    </style:style>
    <style:style style:name="T18" style:family="text">
      <style:text-properties officeooo:rsid="0024407a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686862" text:style-name="L1">
        <text:list-item>
          <text:p text:style-name="P13">Introduzione (cosa mi propongo di raggiungere con la tesi)</text:p>
          <text:p text:style-name="P13"/>
        </text:list-item>
        <text:list-item>
          <text:p text:style-name="P14">Background (2-4 pg)</text:p>
          <text:list>
            <text:list-item>
              <text:p text:style-name="P15">biologico (dal DNA alla trascrizione, cos’è una proteina, a che servono, come funziona una cellula, molto superficiale, solo infarinatura!) </text:p>
            </text:list-item>
            <text:list-item>
              <text:p text:style-name="P15">bioinformatica</text:p>
              <text:p text:style-name="P13"/>
            </text:list-item>
          </text:list>
        </text:list-item>
        <text:list-item>
          <text:p text:style-name="P13"><text:span text:style-name="T13">Problema della predizione della struttura delle proteine (è un contributo importante della tesi; un bioinformatico si aspetta di trovare informazioni nuove)</text:span> (5-15pg)</text:p>
          <text:p text:style-name="P13"/>
        </text:list-item>
        <text:list-item>
          <text:p text:style-name="P14">Metodi per la predizione della struttura delle proteine (ad alto livello)</text:p>
          <text:list>
            <text:list-item>
              <text:p text:style-name="P14">classici</text:p>
            </text:list-item>
            <text:list-item>
              <text:p text:style-name="P14">storia fino ad AlphaFold</text:p>
              <text:p text:style-name="P13"/>
            </text:list-item>
          </text:list>
        </text:list-item>
        <text:list-item>
          <text:p text:style-name="P13">AlphaFold</text:p>
          <text:list>
            <text:list-item>
              <text:p text:style-name="P15">principi funzionamento superficiali, approccio usato</text:p>
            </text:list-item>
            <text:list-item>
              <text:p text:style-name="P15">cosa consente di fare</text:p>
            </text:list-item>
            <text:list-item>
              <text:p text:style-name="P15">CASP e risultati (convincere che AlphaFold ha schiacciato gli avversari! Non è solo un miglioramento di un epsilon ma una rivoluzione)</text:p>
              <text:p text:style-name="P16"/>
            </text:list-item>
          </text:list>
        </text:list-item>
        <text:list-item>
          <text:p text:style-name="P17">Utilizzo di AlphaFold</text:p>
          <text:list>
            <text:list-item>
              <text:p text:style-name="P17">esempio d’uso (fai notare il fatto che ci sia un server dell’Unipi e che l’ho usato)</text:p>
            </text:list-item>
            <text:list-item>
              <text:p text:style-name="P17">visualizzazione risultato (e differenze rappresentazioni)</text:p>
              <text:p text:style-name="P19"/>
            </text:list-item>
          </text:list>
        </text:list-item>
      </text:list>
      <text:h text:style-name="Heading_20_1" text:outline-level="1">Scenari futuri e conclusioni</text:h>
      <text:list xml:id="list232057302239439" text:continue-numbering="true" text:style-name="L1">
        <text:list-item>
          <text:list>
            <text:list-item>
              <text:p text:style-name="P18">il problema del protein folding non è risolto</text:p>
            </text:list-item>
            <text:list-item>
              <text:p text:style-name="P18">drug engineering</text:p>
            </text:list-item>
            <text:list-item>
              <text:p text:style-name="P18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3263032253" text:style-name="L2">
        <text:list-item>
          <text:p text:style-name="P76">organizzazione molecolare dei viventi</text:p>
        </text:list-item>
        <text:list-item>
          <text:p text:style-name="P78">come funziona una cellula</text:p>
        </text:list-item>
        <text:list-item>
          <text:p text:style-name="P77">strumenti di indagine nel mondo microscopico</text:p>
        </text:list-item>
        <text:list-item>
          <text:p text:style-name="P79">DNA,<text:span text:style-name="T3"> </text:span><text:span text:style-name="T7">fenotipo e genotipo</text:span></text:p>
        </text:list-item>
        <text:list-item>
          <text:p text:style-name="P79">somiglianza nel DNA e implicazioni per informatica </text:p>
        </text:list-item>
        <text:list-item>
          <text:p text:style-name="P80">RNA</text:p>
        </text:list-item>
        <text:list-item>
          <text:p text:style-name="P80">Dogma centrale della biologia</text:p>
        </text:list-item>
        <text:list-item>
          <text:p text:style-name="P28"><text:span text:style-name="T15">codoni</text:span></text:p>
        </text:list-item>
        <text:list-item>
          <text:p text:style-name="P60">traduzione</text:p>
        </text:list-item>
        <text:list-item>
          <text:p text:style-name="P28"><text:span text:style-name="T6">a</text:span>mminoacidi</text:p>
        </text:list-item>
        <text:list-item>
          <text:p text:style-name="P26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3491599150" text:style-name="L3">
        <text:list-item>
          <text:p text:style-name="P29">bioinformatica</text:p>
        </text:list-item>
        <text:list-item>
          <text:p text:style-name="P31">database bioinformatici</text:p>
        </text:list-item>
        <text:list-item>
          <text:p text:style-name="P35">machine learning</text:p>
        </text:list-item>
        <text:list-item>
          <text:p text:style-name="P20"><text:span text:style-name="T12">reti neurali, </text:span><text:span text:style-name="T11">deep learning</text:span></text:p>
        </text:list-item>
      </text:list>
      <text:p text:style-name="P2"/>
      <text:p text:style-name="P4"><text:span text:style-name="T4">3) </text:span>IL PROBLEMA DEL PROTEIN FOLDING</text:p>
      <text:list xml:id="list232057987330266" text:continue-list="list3263032253" text:style-name="L2">
        <text:list-item>
          <text:p text:style-name="P36">cos’è il problema del protein folding: <text:span text:style-name="T23">non solo la struttura finale</text:span></text:p>
        </text:list-item>
        <text:list-item>
          <text:p text:style-name="P37">3 sottoproblemi: folding code, protein structure prediction e folding process</text:p>
        </text:list-item>
        <text:list-item>
          <text:p text:style-name="P38">le domande di principio del protein folding</text:p>
        </text:list-item>
        <text:list-item>
          <text:p text:style-name="P27">struttura delle proteine (<text:span text:style-name="T2">4 </text:span>livelli)</text:p>
        </text:list-item>
        <text:list-item>
          <text:p text:style-name="P27">Domini, Residui, Motivi, Giri</text:p>
        </text:list-item>
        <text:list-item>
          <text:p text:style-name="P36">postulato di Anfinsen, <text:span text:style-name="T18">paradosso di Levinthal</text:span></text:p>
        </text:list-item>
        <text:list-item>
          <text:p text:style-name="P25">interazioni (covalenti, polari, van der Waals, ..)</text:p>
        </text:list-item>
        <text:list-item>
          <text:p text:style-name="P39">una forza dominante o tante piccole forze?</text:p>
        </text:list-item>
        <text:list-item>
          <text:p text:style-name="P39">Cambio di paradigma da metà anni ‘80</text:p>
        </text:list-item>
        <text:list-item>
          <text:p text:style-name="P44">chaperonine, <text:span text:style-name="T5">sintesi</text:span></text:p>
        </text:list-item>
        <text:list-item>
          <text:p text:style-name="P45">misfolding (denaturazione)</text:p>
        </text:list-item>
        <text:list-item>
          <text:p text:style-name="P46">struttura <text:span text:style-name="T5">e </text:span>funzione, malattie <text:span text:style-name="T5">e prioni</text:span></text:p>
        </text:list-item>
        <text:list-item>
          <text:p text:style-name="P47">Limiti al ripiegamento: angoli di tersione e piano di Ramachandran</text:p>
        </text:list-item>
        <text:list-item>
          <text:p text:style-name="P47">processo spontaneo: energia di Gibbs, entalpia, entropia</text:p>
          <text:p text:style-name="P47"/>
        </text:list-item>
      </text:list>
      <text:p text:style-name="P11"/>
      <text:p text:style-name="P4"/>
      <text:p text:style-name="P5"><text:span text:style-name="T4">4) </text:span>PREDIZIONE DELLA STRUTTURA D<text:span text:style-name="T5">I</text:span> PROTEINE<text:line-break/></text:p>
      <text:list xml:id="list1413873378" text:style-name="L4">
        <text:list-header>
          <text:p text:style-name="P82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32">cristallografia a raggi-x</text:p>
        </text:list-item>
        <text:list-item>
          <text:p text:style-name="P32">NMR, risonanza magnetica nucleare</text:p>
        </text:list-item>
        <text:list-item>
          <text:p text:style-name="P32">Cryo-EM (electron microscopy)</text:p>
          <text:p text:style-name="P30"/>
          <text:p text:style-name="P82"><text:span text:style-name="T19">STRUMENTI E </text:span>METODI COMPUTAZIONALI</text:p>
        </text:list-item>
        <text:list-item>
          <text:p text:style-name="P40">utilità: farmaci e funzione dalla sequenza genica</text:p>
        </text:list-item>
        <text:list-item>
          <text:p text:style-name="P32">come sono descritte le struttre delle proteine (es. PDB format)</text:p>
        </text:list-item>
        <text:list-item>
          <text:p text:style-name="P61">rappresentazioone DNA e sequenze amminoacidiche</text:p>
        </text:list-item>
        <text:list-item>
          <text:p text:style-name="P41">PDB, Protein Databank</text:p>
        </text:list-item>
        <text:list-item>
          <text:p text:style-name="P42">CASP</text:p>
          <text:p text:style-name="P48"/>
        </text:list-item>
        <text:list-item>
          <text:p text:style-name="P48">Workflow oggi (2015)</text:p>
        </text:list-item>
        <text:list-item>
          <text:p text:style-name="P48">proprietà dati input</text:p>
        </text:list-item>
        <text:list-item>
          <text:p text:style-name="P48">output: modelli e informazioni</text:p>
        </text:list-item>
        <text:list-item>
          <text:p text:style-name="P33"><text:span text:style-name="T22">metri</text:span><text:span text:style-name="T24">che </text:span><text:span text:style-name="T22">di </text:span>valutazione e verifica</text:p>
          <text:list>
            <text:list-item>
              <text:p text:style-name="P49">lDDT, GDT...</text:p>
            </text:list-item>
          </text:list>
          <text:p text:style-name="P42"/>
        </text:list-item>
        <text:list-item>
          <text:p text:style-name="P81">Paradigmi (approssimazione biologica)</text:p>
          <text:list>
            <text:list-item>
              <text:p text:style-name="P53">ab initio </text:p>
              <text:list>
                <text:list-item>
                  <text:p text:style-name="P55">spazio configurazionale</text:p>
                </text:list-item>
                <text:list-item>
                  <text:p text:style-name="P55">MD: molecular dynamics</text:p>
                </text:list-item>
                <text:list-item>
                  <text:p text:style-name="P55">complessità e utilità</text:p>
                </text:list-item>
              </text:list>
            </text:list-item>
            <text:list-item>
              <text:p text:style-name="P32">template-based <text:span text:style-name="T22">(homology-based)</text:span></text:p>
              <text:list>
                <text:list-item>
                  <text:p text:style-name="P55">5 step principali</text:p>
                </text:list-item>
              </text:list>
            </text:list-item>
            <text:list-item>
              <text:p text:style-name="P50">threading</text:p>
            </text:list-item>
          </text:list>
        </text:list-item>
        <text:list-item>
          <text:p text:style-name="P32">metodi integrativi</text:p>
          <text:p text:style-name="P48"/>
        </text:list-item>
        <text:list-item>
          <text:p text:style-name="P81">Paradigmi (soft computing)</text:p>
          <text:list>
            <text:list-item>
              <text:p text:style-name="P48">ANN</text:p>
            </text:list-item>
            <text:list-item>
              <text:p text:style-name="P48">EC</text:p>
            </text:list-item>
            <text:list-item>
              <text:p text:style-name="P48">SVM</text:p>
            </text:list-item>
            <text:list-item>
              <text:p text:style-name="P57">altri approcci: statistici, matematici, correlated mutation, ...</text:p>
              <text:p text:style-name="P48"/>
            </text:list-item>
          </text:list>
        </text:list-item>
        <text:list-item>
          <text:p text:style-name="P83">ML e task biologici</text:p>
          <text:list>
            <text:list-item>
              <text:p text:style-name="P62">MSA</text:p>
            </text:list-item>
            <text:list-item>
              <text:p text:style-name="P62"><text:soft-page-break/>attention, self-attention, <text:span text:style-name="T10">transformer</text:span></text:p>
            </text:list-item>
            <text:list-item>
              <text:p text:style-name="P64">equivarianza</text:p>
            </text:list-item>
          </text:list>
          <text:p text:style-name="P34"/>
        </text:list-item>
        <text:list-item>
          <text:p text:style-name="P50">un po’ di storia:</text:p>
          <text:list>
            <text:list-item>
              <text:p text:style-name="P43">primi passi: predizione struttura secondaria</text:p>
            </text:list-item>
            <text:list-item>
              <text:p text:style-name="P40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481627007" text:style-name="L5">
        <text:list-item>
          <text:p text:style-name="P65">rivoluzione</text:p>
        </text:list-item>
        <text:list-item>
          <text:p text:style-name="P67">cosa consente di fare</text:p>
        </text:list-item>
        <text:list-item>
          <text:p text:style-name="P68">CASP 13, AlphaFold1</text:p>
        </text:list-item>
        <text:list-item>
          <text:p text:style-name="P68">CASP 14, AlphaFold2 e rivoluzione</text:p>
        </text:list-item>
        <text:list-item>
          <text:p text:style-name="P70">AlphaFold DB</text:p>
        </text:list-item>
        <text:list-item>
          <text:p text:style-name="P65">limiti, intrinsically disordered protein regions</text:p>
          <text:p text:style-name="P70"/>
        </text:list-item>
      </text:list>
      <text:p text:style-name="P9">PRINCIPI DI FUNZIONAMENTO</text:p>
      <text:list xml:id="list323628651" text:style-name="L6">
        <text:list-item>
          <text:p text:style-name="P71">distogramma (contact map)</text:p>
        </text:list-item>
        <text:list-item>
          <text:p text:style-name="P72">dataset bioinformatici usati</text:p>
        </text:list-item>
        <text:list-item>
          <text:p text:style-name="P73">architettura di AlphaFold</text:p>
          <text:list>
            <text:list-item>
              <text:p text:style-name="P74">input</text:p>
            </text:list-item>
            <text:list-item>
              <text:p text:style-name="P75">database usati</text:p>
            </text:list-item>
            <text:list-item>
              <text:p text:style-name="P75">rappresentazioni intermedie</text:p>
            </text:list-item>
            <text:list-item>
              <text:p text:style-name="P75">evoformer</text:p>
            </text:list-item>
            <text:list-item>
              <text:p text:style-name="P66">cosa è cambiato da AlphaFold 1</text:p>
            </text:list-item>
            <text:list-item>
              <text:p text:style-name="P63">Invariant Point Attention (IPA) modulo</text:p>
            </text:list-item>
            <text:list-item>
              <text:p text:style-name="P75"><text:span text:style-name="T17">output: struttura, </text:span>stime di confidenza (pLDDT, PAE)</text:p>
              <text:p text:style-name="P75"/>
            </text:list-item>
          </text:list>
        </text:list-item>
        <text:list-item>
          <text:p text:style-name="P66">DeepMind, Alphabet Inc, Isomorphic Labs</text:p>
        </text:list-item>
      </text:list>
      <text:p text:style-name="P12"/>
      <text:p text:style-name="P6">6) <text:span text:style-name="T16">USO </text:span><text:span text:style-name="T20">DI</text:span> ALPHAFOLD <text:span text:style-name="T24">E VISUALIZZAZIONE </text:span></text:p>
      <text:list xml:id="list4183469541" text:style-name="L7">
        <text:list-item>
          <text:p text:style-name="P58">github</text:p>
        </text:list-item>
        <text:list-item>
          <text:p text:style-name="P54">colab</text:p>
        </text:list-item>
        <text:list-item>
          <text:p text:style-name="P59">esempio d’uso nel server unipi</text:p>
        </text:list-item>
        <text:list-item>
          <text:p text:style-name="P51">visualizzazione</text:p>
        </text:list-item>
        <text:list-item>
          <text:p text:style-name="P52">differenti rappresentazioni: </text:p>
          <text:list>
            <text:list-item>
              <text:p text:style-name="P56">space-fill, wire-frame, ribbon, surface</text:p>
            </text:list-item>
            <text:list-item>
              <text:p text:style-name="P56">colorazione: evoluzione, potenziale elettrostatico</text:p>
            </text:list-item>
            <text:list-item>
              <text:p text:style-name="P56">combinata</text:p>
            </text:list-item>
          </text:list>
        </text:list-item>
      </text:list>
      <text:p text:style-name="P6"/>
      <text:p text:style-name="P6"><text:soft-page-break/>7) SCENARI <text:span text:style-name="T17">APERTI</text:span> E CONCLUSIONI</text:p>
      <text:list xml:id="list1661109149" text:style-name="L8">
        <text:list-item>
          <text:p text:style-name="P21">impatto di AlphaFold e AlphaFold DB sulle scienze della vita</text:p>
          <text:list>
            <text:list-item>
              <text:p text:style-name="P22"><text:span text:style-name="T21">box etico-morale: </text:span>si sta andando in una direzione troppo data-centric?</text:p>
            </text:list-item>
          </text:list>
        </text:list-item>
        <text:list-item>
          <text:p text:style-name="P23">AlphaFold e covid-19</text:p>
        </text:list-item>
        <text:list-item>
          <text:p text:style-name="P24">drug engineering</text:p>
        </text:list-item>
        <text:list-item>
          <text:p text:style-name="P69">il problema del protein folding non è risol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2T22:56:10.832727894</dc:date>
    <meta:editing-duration>PT11H9M5S</meta:editing-duration>
    <meta:editing-cycles>17</meta:editing-cycles>
    <meta:generator>LibreOffice/7.2.5.2.0$Linux_X86_64 LibreOffice_project/20$Build-2</meta:generator>
    <meta:document-statistic meta:table-count="0" meta:image-count="0" meta:object-count="0" meta:page-count="5" meta:paragraph-count="133" meta:word-count="690" meta:character-count="4262" meta:non-whitespace-character-count="3812"/>
  </office:meta>
</office:document-meta>
</file>